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bcc" draw:textarea-horizontal-align="justify" draw:textarea-vertical-align="middle" draw:auto-grow-height="false" fo:min-height="10.498cm" fo:min-width="2.248cm" fo:padding-top="0.151cm" fo:padding-bottom="0.151cm" fo:padding-left="0.276cm" fo:padding-right="0.276cm" fo:wrap-option="no-wrap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bcc" draw:textarea-horizontal-align="justify" draw:textarea-vertical-align="middle" draw:auto-grow-height="false" fo:min-height="4.884cm" fo:min-width="3.43cm" fo:padding-top="0.151cm" fo:padding-bottom="0.151cm" fo:padding-left="0.276cm" fo:padding-right="0.276cm" fo:wrap-option="no-wrap"/>
    </style:style>
    <style:style style:name="P1" style:family="paragraph">
      <loext:graphic-properties draw:fill-color="#fffbcc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2.8cm" svg:height="10.8cm" draw:transform="rotate (1.5707963267949) translate (1.5cm 4cm)">
          <text:p/>
          <draw:enhanced-geometry svg:viewBox="0 0 21600 21600" draw:text-areas="800 800 20800 20800" draw:mirror-horizontal="true" draw:mirror-vertical="false" draw:type="round-rectangular-callout" draw:modifiers="16841.9850053552 22347.9307471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4.3cm" svg:height="5.6cm" draw:transform="rotate (-3.14159265358979) translate (10.1cm 11cm)">
          <text:p/>
          <draw:enhanced-geometry svg:viewBox="0 0 21600 21600" draw:text-areas="800 800 20800 20800" draw:mirror-horizontal="false" draw:mirror-vertical="false" draw:type="round-rectangular-callout" draw:modifiers="13619.9023482911 23023.03160149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é Santanchè</meta:initial-creator>
    <meta:creation-date>2019-01-14T15:18:42.857190406</meta:creation-date>
    <dc:date>2019-01-14T16:27:39.581473721</dc:date>
    <dc:creator>André Santanchè</dc:creator>
    <meta:editing-duration>PT42M37S</meta:editing-duration>
    <meta:editing-cycles>2</meta:editing-cycles>
    <meta:generator>LibreOffice/6.0.7.3$Linux_X86_64 LibreOffice_project/00m0$Build-3</meta:generator>
    <meta:document-statistic meta:object-count="2"/>
  </office:meta>
</office:document-meta>
</file>